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background-color="#ff00ff"/>
    </style:style>
    <style:style style:name="T5" style:family="text">
      <style:text-properties style:text-underline-style="none" fo:background-color="#00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5">Lab Experiment # 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sing a Debu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alvin Ouellet-Ference</text:p>
      <text:p text:style-name="P6">A711643</text:p>
      <text:p text:style-name="P6">Mr. Markou</text:p>
      <text:p text:style-name="P6">Submitted September 17<text:span text:style-name="T1">th</text:span> 2008 </text:p>
      <text:p text:style-name="P6">Completed September 13<text:span text:style-name="T1">th</text:span> 2008</text:p>
      <text:p text:style-name="P6"/>
      <text:p text:style-name="P6"/>
      <text:p text:style-name="P6"/>
      <text:p text:style-name="P3"><text:soft-page-break/></text:p>
      <text:p text:style-name="P3">1. Objectives</text:p>
      <text:p text:style-name="P7"/>
      <text:p text:style-name="P7">To understand how to use a debugger and to see how the registers were affected by the program using the debugger.</text:p>
      <text:p text:style-name="P7"/>
      <text:p text:style-name="P2">2. Source Code</text:p>
      <text:p text:style-name="P2"/>
      <text:p text:style-name="P1"><text:span text:style-name="T2">A. EX1</text:span></text:p>
      <text:p text:style-name="P1"/>
      <text:p text:style-name="P1"><text:s text:c="8"/>ASSUME<text:tab/>cs:code</text:p>
      <text:p text:style-name="P1"/>
      <text:p text:style-name="P1">code <text:s text:c="3"/>SEGMENT</text:p>
      <text:p text:style-name="P1">main <text:s text:c="3"/>PROC <text:s text:c="3"/>FAR</text:p>
      <text:p text:style-name="P1"><text:s text:c="8"/></text:p>
      <text:p text:style-name="P1">start:</text:p>
      <text:p text:style-name="P1"><text:s text:c="8"/>mov <text:s text:c="4"/>ax,1234</text:p>
      <text:p text:style-name="P1"><text:s text:c="8"/>mov <text:s text:c="4"/>bx,1234h</text:p>
      <text:p text:style-name="P1"><text:s text:c="8"/>mov <text:s text:c="4"/>cx,0001001000110100b</text:p>
      <text:p text:style-name="P1"><text:s text:c="8"/>mov <text:s text:c="4"/>dx,0abcdh</text:p>
      <text:p text:style-name="P1"/>
      <text:p text:style-name="P1"><text:s text:c="8"/>mov <text:s text:c="4"/>al,0</text:p>
      <text:p text:style-name="P1"><text:s text:c="8"/>mov <text:s text:c="4"/>ah,al</text:p>
      <text:p text:style-name="P1"><text:s text:c="8"/>mov <text:s text:c="4"/>bh,12h</text:p>
      <text:p text:style-name="P1"><text:s text:c="8"/>mov <text:s text:c="4"/>bl,34h</text:p>
      <text:p text:style-name="P1"><text:s text:c="8"/>mov <text:s text:c="4"/>cl,bh</text:p>
      <text:p text:style-name="P1"><text:s text:c="8"/>mov <text:s text:c="4"/>ch,cl</text:p>
      <text:p text:style-name="P1"><text:s text:c="8"/>mov <text:s text:c="4"/>dl,al</text:p>
      <text:p text:style-name="P1"><text:s text:c="8"/>mov <text:s text:c="4"/>dh,bl</text:p>
      <text:p text:style-name="P1"/>
      <text:p text:style-name="P1">fini: <text:s text:c="2"/>mov<text:tab/>ax,4c00h</text:p>
      <text:p text:style-name="P1"><text:s text:c="8"/>int<text:tab/>21h</text:p>
      <text:p text:style-name="P1"/>
      <text:p text:style-name="P1">main <text:s text:c="3"/>ENDP</text:p>
      <text:p text:style-name="P1">code <text:s text:c="3"/>ENDS</text:p>
      <text:p text:style-name="P1"/>
      <text:p text:style-name="P1"><text:s text:c="8"/>END <text:s text:c="2"/></text:p>
      <text:p text:style-name="P1"/>
      <text:p text:style-name="P2">B. EX1b</text:p>
      <text:p text:style-name="P2"/>
      <text:p text:style-name="P1"/>
      <text:p text:style-name="P1"><text:s text:c="8"/>ASSUME<text:tab/>cs:code</text:p>
      <text:p text:style-name="P1"/>
      <text:p text:style-name="P1">code <text:s text:c="3"/>SEGMENT</text:p>
      <text:p text:style-name="P1">main <text:s text:c="3"/>PROC <text:s text:c="3"/>FAR</text:p>
      <text:p text:style-name="P1"><text:s text:c="8"/></text:p>
      <text:p text:style-name="P1">start:</text:p>
      <text:p text:style-name="P1"><text:s text:c="8"/>mov <text:s text:c="4"/>ax,01</text:p>
      <text:p text:style-name="P1"><text:s text:c="8"/>add <text:s text:c="4"/>ax,06</text:p>
      <text:p text:style-name="P1"><text:soft-page-break/><text:s text:c="8"/>mov <text:s text:c="4"/>bx,02</text:p>
      <text:p text:style-name="P1"><text:s text:c="8"/>add <text:s text:c="5"/>bx,ax</text:p>
      <text:p text:style-name="P1"><text:s text:c="8"/>mov <text:s text:c="4"/>cx,04</text:p>
      <text:p text:style-name="P1"><text:s text:c="8"/>mov <text:s text:c="4"/>dx,08</text:p>
      <text:p text:style-name="P1"><text:s text:c="8"/>add <text:s text:c="5"/>cx,dx</text:p>
      <text:p text:style-name="P1"><text:tab/></text:p>
      <text:p text:style-name="P1">fini: <text:s text:c="2"/>mov<text:tab/>ax,4c00h</text:p>
      <text:p text:style-name="P1"><text:s text:c="8"/>int<text:tab/>21h</text:p>
      <text:p text:style-name="P1"/>
      <text:p text:style-name="P1">main <text:s text:c="3"/>ENDP</text:p>
      <text:p text:style-name="P1">code <text:s text:c="3"/>ENDS</text:p>
      <text:p text:style-name="P1"/>
      <text:p text:style-name="P1"><text:s text:c="8"/>END <text:s text:c="3"/></text:p>
      <text:p text:style-name="P2"/>
      <text:p text:style-name="P2">3. Results</text:p>
      <text:p text:style-name="P1"/>
      <text:p text:style-name="P2">Debugger: Memory Dump Output</text:p>
      <text:p text:style-name="P2"><text:span text:style-name="T3"/></text:p>
      <text:p text:style-name="P2"><text:span text:style-name="T3">Highlighted green areas are the HEX machine code used in the first program of the experiment while the purple highlights are the machine code for ending the program.</text:span></text:p>
      <text:p text:style-name="P2"><text:span text:style-name="T3"/></text:p>
      <text:p text:style-name="P2"><text:span text:style-name="T3"/></text:p>
      <text:p text:style-name="P2"><text:span text:style-name="T3">C:\MASM&gt;debug mylab1.exe</text:span></text:p>
      <text:p text:style-name="P2"><text:span text:style-name="T3">-d</text:span></text:p>
      <text:p text:style-name="P2"><text:span text:style-name="T3">0E3B:0000 <text:s/></text:span><text:span text:style-name="T5">B8</text:span><text:span text:style-name="T3"> D2 04 </text:span><text:span text:style-name="T5">BB</text:span><text:span text:style-name="T3"> 34 12 </text:span><text:span text:style-name="T5">B9</text:span><text:span text:style-name="T3"> 34-12 </text:span><text:span text:style-name="T5">BA</text:span><text:span text:style-name="T3"> CD AB </text:span><text:span text:style-name="T5">B0</text:span><text:span text:style-name="T3"> 00 </text:span><text:span text:style-name="T5">8A</text:span><text:span text:style-name="T3"> E0 <text:s text:c="2"/>....4..4........</text:span></text:p>
      <text:p text:style-name="P2"><text:span text:style-name="T3">0E3B:0010 <text:s/></text:span><text:span text:style-name="T5">B7</text:span><text:span text:style-name="T3"> 12 </text:span><text:span text:style-name="T5">B3</text:span><text:span text:style-name="T3"> 34 </text:span><text:span text:style-name="T5">8A</text:span><text:span text:style-name="T3"> CF </text:span><text:span text:style-name="T5">8A</text:span><text:span text:style-name="T3"> E9-</text:span><text:span text:style-name="T5">8A</text:span><text:span text:style-name="T3"> D0 </text:span><text:span text:style-name="T5">8A</text:span><text:span text:style-name="T3"> F3 </text:span><text:span text:style-name="T4">B8</text:span><text:span text:style-name="T3"> 00 4C </text:span><text:span text:style-name="T4">CD</text:span><text:span text:style-name="T3"> <text:s text:c="2"/>...4..........L.</text:span></text:p>
      <text:p text:style-name="P2"><text:span text:style-name="T3">0E3B:0020 <text:s/>21 65 6E 61 6D 65 31 20-66 69 6C 65 6E 61 6D 65 <text:s text:c="2"/>!ename1 filename</text:span></text:p>
      <text:p text:style-name="P2"><text:span text:style-name="T3">0E3B:0030 <text:s/>32 0D 0A 0D 0A 4D 4E 6F-74 65 20 74 68 61 74 20 <text:s text:c="2"/>2....MNote that </text:span></text:p>
      <text:p text:style-name="P2"><text:span text:style-name="T3">0E3B:0040 <text:s/>79 6F 75 20 63 61 6E 6E-6F 74 20 73 70 65 63 69 <text:s text:c="2"/>you cannot speci</text:span></text:p>
      <text:p text:style-name="P2"><text:span text:style-name="T3">0E3B:0050 <text:s/>66 79 20 61 20 6E 65 77-20 64 72 69 76 65 20 6F <text:s text:c="2"/>fy a new drive o</text:span></text:p>
      <text:p text:style-name="P2"><text:span text:style-name="T3">0E3B:0060 <text:s/>72 20 70 61 74 68 20 66-6F 72 20 79 6F 75 72 20 <text:s text:c="2"/>r path for your </text:span></text:p>
      <text:p text:style-name="P2"><text:span text:style-name="T3">0E3B:0070 <text:s/>64 65 73 74 69 6E 61 74-69 6F 6E 20 66 69 6C 65 <text:s text:c="2"/>destination file</text:span></text:p>
      <text:p text:style-name="P2"><text:span text:style-name="T3">-q</text:span></text:p>
      <text:p text:style-name="P2"><text:span text:style-name="T3"/></text:p>
      <text:p text:style-name="P2"><text:span text:style-name="T3"/></text:p>
      <text:p text:style-name="P2">Debugger: Tracing the registers</text:p>
      <text:p text:style-name="P2"><text:span text:style-name="T3"/></text:p>
      <text:p text:style-name="P2"><text:span text:style-name="T3">The highlighted green areas are the registry's that were affected by the previous line. Because the first trace was not affected by anything, nothing was highlighted, it's used to see what were the starting values of the registry before the program started.</text:span></text:p>
      <text:p text:style-name="P2"><text:span text:style-name="T3"/></text:p>
      <text:p text:style-name="P2"><text:span text:style-name="T3">C:\MASM&gt;debug mylab1.exe</text:span></text:p>
      <text:p text:style-name="P2"><text:span text:style-name="T3">-r</text:span></text:p>
      <text:p text:style-name="P2"><text:span text:style-name="T3">AX=0000 <text:s/>BX=0000 <text:s/>CX=0021 <text:s/>DX=0000 <text:s/>SP=0000 <text:s/>BP=0000 <text:s/>SI=0000 <text:s/>DI=0000 <text:s/></text:span></text:p>
      <text:p text:style-name="P2"><text:span text:style-name="T3">DS=0E2B <text:s/>ES=0E2B <text:s/>SS=0E3B <text:s/>CS=0E3B <text:s/>IP=0000 <text:s text:c="2"/>NV UP EI PL NZ NA PO NC </text:span></text:p>
      <text:p text:style-name="P2"><text:span text:style-name="T3">0E3B:0000 B8D204 <text:s text:c="7"/>MOV <text:s text:c="4"/>AX,04D2 <text:s text:c="27"/></text:span></text:p>
      <text:p text:style-name="P2"><text:span text:style-name="T3">-t</text:span></text:p>
      <text:p text:style-name="P2"><text:span text:style-name="T3"/></text:p>
      <text:p text:style-name="P2"><text:span text:style-name="T5">AX=04D2</text:span><text:span text:style-name="T3"> <text:s/>BX=0000 <text:s/>CX=0021 <text:s/>DX=0000 <text:s/>SP=0000 <text:s/>BP=0000 <text:s/>SI=0000 <text:s/>DI=0000 <text:s/></text:span></text:p>
      <text:p text:style-name="P2"><text:soft-page-break/><text:span text:style-name="T3">DS=0E2B <text:s/>ES=0E2B <text:s/>SS=0E3B <text:s/>CS=0E3B <text:s/>IP=0003 <text:s text:c="2"/>NV UP EI PL NZ NA PO NC </text:span></text:p>
      <text:p text:style-name="P2"><text:span text:style-name="T3">0E3B:0003 BB3412 <text:s text:c="7"/>MOV <text:s text:c="4"/>BX,1234 <text:s text:c="27"/></text:span></text:p>
      <text:p text:style-name="P2"><text:span text:style-name="T3">-t</text:span></text:p>
      <text:p text:style-name="P2"><text:span text:style-name="T3"/></text:p>
      <text:p text:style-name="P2"><text:span text:style-name="T3">AX=04D2 <text:s/></text:span><text:span text:style-name="T5">BX=1234</text:span><text:span text:style-name="T3"> <text:s/>CX=0021 <text:s/>DX=0000 <text:s/>SP=0000 <text:s/>BP=0000 <text:s/>SI=0000 <text:s/>DI=0000 <text:s/></text:span></text:p>
      <text:p text:style-name="P2"><text:span text:style-name="T3">DS=0E2B <text:s/>ES=0E2B <text:s/>SS=0E3B <text:s/>CS=0E3B <text:s/>IP=0006 <text:s text:c="2"/>NV UP EI PL NZ NA PO NC </text:span></text:p>
      <text:p text:style-name="P2"><text:span text:style-name="T3">0E3B:0006 B93412 <text:s text:c="7"/>MOV <text:s text:c="4"/>CX,1234 <text:s text:c="27"/></text:span></text:p>
      <text:p text:style-name="P2"><text:span text:style-name="T3">-t</text:span></text:p>
      <text:p text:style-name="P2"><text:span text:style-name="T3"/></text:p>
      <text:p text:style-name="P2"><text:span text:style-name="T3">AX=04D2 <text:s/></text:span><text:span text:style-name="T5">BX=1234</text:span><text:span text:style-name="T3"> <text:s/>CX=1234 <text:s/>DX=0000 <text:s/>SP=0000 <text:s/>BP=0000 <text:s/>SI=0000 <text:s/>DI=0000 <text:s/></text:span></text:p>
      <text:p text:style-name="P2"><text:span text:style-name="T3">DS=0E2B <text:s/>ES=0E2B <text:s/>SS=0E3B <text:s/>CS=0E3B <text:s/>IP=0009 <text:s text:c="2"/>NV UP EI PL NZ NA PO NC </text:span></text:p>
      <text:p text:style-name="P2"><text:span text:style-name="T3">0E3B:0009 BACDAB <text:s text:c="7"/>MOV <text:s text:c="4"/>DX,ABCD <text:s text:c="27"/></text:span></text:p>
      <text:p text:style-name="P2"><text:span text:style-name="T3">-t</text:span></text:p>
      <text:p text:style-name="P2"><text:span text:style-name="T3"/></text:p>
      <text:p text:style-name="P2"><text:span text:style-name="T3">AX=04D2 <text:s/>BX=1234 <text:s/>CX=1234 <text:s/></text:span><text:span text:style-name="T5">DX=ABCD</text:span><text:span text:style-name="T3"> <text:s/>SP=0000 <text:s/>BP=0000 <text:s/>SI=0000 <text:s/>DI=0000 <text:s/></text:span></text:p>
      <text:p text:style-name="P2"><text:span text:style-name="T3">DS=0E2B <text:s/>ES=0E2B <text:s/>SS=0E3B <text:s/>CS=0E3B <text:s/>IP=000C <text:s text:c="2"/>NV UP EI PL NZ NA PO NC </text:span></text:p>
      <text:p text:style-name="P2"><text:span text:style-name="T3">0E3B:000C B000 <text:s text:c="9"/>MOV <text:s text:c="4"/>AL,00 <text:s text:c="29"/></text:span></text:p>
      <text:p text:style-name="P2"><text:span text:style-name="T3">-t</text:span></text:p>
      <text:p text:style-name="P2"><text:span text:style-name="T3"/></text:p>
      <text:p text:style-name="P2"><text:span text:style-name="T3">AX=04</text:span><text:span text:style-name="T5">00</text:span><text:span text:style-name="T3"> <text:s/>BX=1234 <text:s/>CX=1234 <text:s/>DX=ABCD <text:s/>SP=0000 <text:s/>BP=0000 <text:s/>SI=0000 <text:s/>DI=0000 <text:s/></text:span></text:p>
      <text:p text:style-name="P2"><text:span text:style-name="T3">DS=0E2B <text:s/>ES=0E2B <text:s/>SS=0E3B <text:s/>CS=0E3B <text:s/>IP=000E <text:s text:c="2"/>NV UP EI PL NZ NA PO NC </text:span></text:p>
      <text:p text:style-name="P2"><text:span text:style-name="T3">0E3B:000E 8AE0 <text:s text:c="9"/>MOV <text:s text:c="4"/>AH,AL <text:s text:c="29"/></text:span></text:p>
      <text:p text:style-name="P2"><text:span text:style-name="T3">-t</text:span></text:p>
      <text:p text:style-name="P2"><text:span text:style-name="T3"/></text:p>
      <text:p text:style-name="P2"><text:span text:style-name="T3">AX=</text:span><text:span text:style-name="T5">00</text:span><text:span text:style-name="T3">00 <text:s/>BX=1234 <text:s/>CX=1234 <text:s/>DX=ABCD <text:s/>SP=0000 <text:s/>BP=0000 <text:s/>SI=0000 <text:s/>DI=0000 <text:s/></text:span></text:p>
      <text:p text:style-name="P2"><text:span text:style-name="T3">DS=0E2B <text:s/>ES=0E2B <text:s/>SS=0E3B <text:s/>CS=0E3B <text:s/>IP=0010 <text:s text:c="2"/>NV UP EI PL NZ NA PO NC </text:span></text:p>
      <text:p text:style-name="P2"><text:span text:style-name="T3">0E3B:0010 B712 <text:s text:c="9"/>MOV <text:s text:c="4"/>BH,12 <text:s text:c="29"/></text:span></text:p>
      <text:p text:style-name="P2"><text:span text:style-name="T3">-t</text:span></text:p>
      <text:p text:style-name="P2"><text:span text:style-name="T3"/></text:p>
      <text:p text:style-name="P2"><text:span text:style-name="T3">AX=0000 <text:s/>BX=</text:span><text:span text:style-name="T5">12</text:span><text:span text:style-name="T3">34 <text:s/>CX=1234 <text:s/>DX=ABCD <text:s/>SP=0000 <text:s/>BP=0000 <text:s/>SI=0000 <text:s/>DI=0000 <text:s/></text:span></text:p>
      <text:p text:style-name="P2"><text:span text:style-name="T3">DS=0E2B <text:s/>ES=0E2B <text:s/>SS=0E3B <text:s/>CS=0E3B <text:s/>IP=0012 <text:s text:c="2"/>NV UP EI PL NZ NA PO NC </text:span></text:p>
      <text:p text:style-name="P2"><text:span text:style-name="T3">0E3B:0012 B334 <text:s text:c="9"/>MOV <text:s text:c="4"/>BL,34 <text:s text:c="29"/></text:span></text:p>
      <text:p text:style-name="P2"><text:span text:style-name="T3">-t</text:span></text:p>
      <text:p text:style-name="P2"><text:span text:style-name="T3"/></text:p>
      <text:p text:style-name="P2"><text:span text:style-name="T3">AX=0000 <text:s/>BX=12</text:span><text:span text:style-name="T5">34</text:span><text:span text:style-name="T3"> <text:s/>CX=1234 <text:s/>DX=ABCD <text:s/>SP=0000 <text:s/>BP=0000 <text:s/>SI=0000 <text:s/>DI=0000 <text:s/></text:span></text:p>
      <text:p text:style-name="P2"><text:span text:style-name="T3">DS=0E2B <text:s/>ES=0E2B <text:s/>SS=0E3B <text:s/>CS=0E3B <text:s/>IP=0014 <text:s text:c="2"/>NV UP EI PL NZ NA PO NC </text:span></text:p>
      <text:p text:style-name="P2"><text:span text:style-name="T3">0E3B:0014 8ACF <text:s text:c="9"/>MOV <text:s text:c="4"/>CL,BH <text:s text:c="29"/></text:span></text:p>
      <text:p text:style-name="P2"><text:span text:style-name="T3">-t</text:span></text:p>
      <text:p text:style-name="P2"><text:span text:style-name="T3"/></text:p>
      <text:p text:style-name="P2"><text:span text:style-name="T3">AX=0000 <text:s/>BX=1234 <text:s/>CX=12</text:span><text:span text:style-name="T5">12</text:span><text:span text:style-name="T3"> <text:s/>DX=ABCD <text:s/>SP=0000 <text:s/>BP=0000 <text:s/>SI=0000 <text:s/>DI=0000 <text:s/></text:span></text:p>
      <text:p text:style-name="P2"><text:span text:style-name="T3">DS=0E2B <text:s/>ES=0E2B <text:s/>SS=0E3B <text:s/>CS=0E3B <text:s/>IP=0016 <text:s text:c="2"/>NV UP EI PL NZ NA PO NC </text:span></text:p>
      <text:p text:style-name="P2"><text:span text:style-name="T3">0E3B:0016 8AE9 <text:s text:c="9"/>MOV <text:s text:c="4"/>CH,CL <text:s text:c="29"/></text:span></text:p>
      <text:p text:style-name="P2"><text:span text:style-name="T3">-t</text:span></text:p>
      <text:p text:style-name="P2"><text:span text:style-name="T3"/></text:p>
      <text:p text:style-name="P2"><text:span text:style-name="T3">AX=0000 <text:s/>BX=1234 <text:s/>CX=12</text:span><text:span text:style-name="T5">12</text:span><text:span text:style-name="T3"> <text:s/>DX=ABCD <text:s/>SP=0000 <text:s/>BP=0000 <text:s/>SI=0000 <text:s/>DI=0000 <text:s/></text:span></text:p>
      <text:p text:style-name="P2"><text:span text:style-name="T3">DS=0E2B <text:s/>ES=0E2B <text:s/>SS=0E3B <text:s/>CS=0E3B <text:s/>IP=0018 <text:s text:c="2"/>NV UP EI PL NZ NA PO NC </text:span></text:p>
      <text:p text:style-name="P2"><text:span text:style-name="T3">0E3B:0018 8AD0 <text:s text:c="9"/>MOV <text:s text:c="4"/>DL,AL <text:s text:c="29"/></text:span></text:p>
      <text:p text:style-name="P2"><text:span text:style-name="T3">-t</text:span></text:p>
      <text:p text:style-name="P2"><text:span text:style-name="T3"/></text:p>
      <text:p text:style-name="P2"><text:soft-page-break/><text:span text:style-name="T3">AX=0000 <text:s/>BX=1234 <text:s/>CX=1212 <text:s/>DX=AB</text:span><text:span text:style-name="T5">00</text:span><text:span text:style-name="T3"> <text:s/>SP=0000 <text:s/>BP=0000 <text:s/>SI=0000 <text:s/>DI=0000 <text:s/></text:span></text:p>
      <text:p text:style-name="P2"><text:span text:style-name="T3">DS=0E2B <text:s/>ES=0E2B <text:s/>SS=0E3B <text:s/>CS=0E3B <text:s/>IP=001A <text:s text:c="2"/>NV UP EI PL NZ NA PO NC </text:span></text:p>
      <text:p text:style-name="P2"><text:span text:style-name="T3">0E3B:001A 8AF3 <text:s text:c="9"/>MOV <text:s text:c="4"/>DH,BL <text:s text:c="29"/></text:span></text:p>
      <text:p text:style-name="P2"><text:span text:style-name="T3">-t</text:span></text:p>
      <text:p text:style-name="P2"><text:span text:style-name="T3"/></text:p>
      <text:p text:style-name="P2"><text:span text:style-name="T3">AX=0000 <text:s/>BX=1234 <text:s/>CX=1212 <text:s/>DX=</text:span><text:span text:style-name="T5">34</text:span><text:span text:style-name="T3">00 <text:s/>SP=0000 <text:s/>BP=0000 <text:s/>SI=0000 <text:s/>DI=0000 <text:s/></text:span></text:p>
      <text:p text:style-name="P2"><text:span text:style-name="T3">DS=0E2B <text:s/>ES=0E2B <text:s/>SS=0E3B <text:s/>CS=0E3B <text:s/>IP=001C <text:s text:c="2"/>NV UP EI PL NZ NA PO NC </text:span></text:p>
      <text:p text:style-name="P2"><text:span text:style-name="T3">0E3B:001C B8004C <text:s text:c="7"/>MOV <text:s text:c="4"/>AX,4C00 <text:s text:c="27"/></text:span></text:p>
      <text:p text:style-name="P2"><text:span text:style-name="T3">-t</text:span></text:p>
      <text:p text:style-name="P2"><text:span text:style-name="T3"/></text:p>
      <text:p text:style-name="P2"><text:span text:style-name="T3">AX=4C00 <text:s/>BX=1234 <text:s/>CX=1212 <text:s/>DX=3400 <text:s/>SP=0000 <text:s/>BP=0000 <text:s/>SI=0000 <text:s/>DI=0000 <text:s/></text:span></text:p>
      <text:p text:style-name="P2"><text:span text:style-name="T3">DS=0E2B <text:s/>ES=0E2B <text:s/>SS=0E3B <text:s/>CS=0E3B <text:s/>IP=001F <text:s text:c="2"/>NV UP EI PL NZ NA PO NC </text:span></text:p>
      <text:p text:style-name="P2"><text:span text:style-name="T3">0E3B:001F CD21 <text:s text:c="9"/>INT <text:s text:c="4"/>21 <text:s text:c="32"/></text:span></text:p>
      <text:p text:style-name="P2"><text:span text:style-name="T3">-q</text:span></text:p>
      <text:p text:style-name="P2"><text:span text:style-name="T3"/></text:p>
      <text:p text:style-name="P2"/>
      <text:p text:style-name="P2">Debugger: List file of EX1B</text:p>
      <text:p text:style-name="P2"><text:span text:style-name="T3"/></text:p>
      <text:p text:style-name="P2"><text:span text:style-name="T3"/></text:p>
      <text:p text:style-name="P2"><text:span text:style-name="T3"><text:tab/><text:tab/><text:tab/><text:tab/> <text:s text:c="7"/>ASSUME<text:tab/>cs:code</text:span></text:p>
      <text:p text:style-name="P2"><text:span text:style-name="T3"/></text:p>
      <text:p text:style-name="P2"><text:span text:style-name="T3"><text:s/>0000<text:tab/><text:tab/><text:tab/><text:tab/>code <text:s text:c="3"/>SEGMENT</text:span></text:p>
      <text:p text:style-name="P2"><text:span text:style-name="T3"><text:s/>0000<text:tab/><text:tab/><text:tab/><text:tab/>main <text:s text:c="3"/>PROC <text:s text:c="3"/>FAR</text:span></text:p>
      <text:p text:style-name="P2"><text:span text:style-name="T3"><text:tab/><text:tab/><text:tab/><text:tab/> <text:s text:c="7"/></text:span></text:p>
      <text:p text:style-name="P2"><text:span text:style-name="T3"><text:s/>0000<text:tab/><text:tab/><text:tab/><text:tab/>start:</text:span></text:p>
      <text:p text:style-name="P2"><text:span text:style-name="T3"><text:s/>0000 <text:s/>B8 0001<text:tab/><text:tab/><text:tab/> <text:s text:c="7"/>mov <text:s text:c="4"/>ax,01</text:span></text:p>
      <text:p text:style-name="P2"><text:span text:style-name="T3"><text:s/>0003 <text:s/>83 C0 06<text:tab/><text:tab/><text:tab/> <text:s text:c="7"/>add <text:s text:c="5"/>ax,06</text:span></text:p>
      <text:p text:style-name="P2"><text:span text:style-name="T3"><text:s/>0006 <text:s/>BB 0002<text:tab/><text:tab/><text:tab/> <text:s text:c="7"/>mov <text:s text:c="4"/>bx,02</text:span></text:p>
      <text:p text:style-name="P2"><text:span text:style-name="T3"><text:s/>0009 <text:s/>03 D8<text:tab/><text:tab/><text:tab/> <text:s text:c="10"/><text:tab/> <text:s text:c="7"/>add <text:s text:c="5"/>bx,ax</text:span></text:p>
      <text:p text:style-name="P2"><text:span text:style-name="T3"><text:s/>000B <text:s/>B9 0004<text:tab/><text:tab/><text:tab/> <text:s text:c="7"/>mov <text:s text:c="4"/>cx,04</text:span></text:p>
      <text:p text:style-name="P2"><text:span text:style-name="T3"><text:s/>000E <text:s/>BA 0008<text:tab/><text:tab/><text:tab/> <text:s text:c="7"/>mov <text:s text:c="4"/>dx,08</text:span></text:p>
      <text:p text:style-name="P2"><text:span text:style-name="T3"><text:s/>0011 <text:s/>03 CA<text:tab/><text:tab/><text:tab/><text:tab/> <text:s text:c="7"/>add <text:s text:c="5"/>cx,dx</text:span></text:p>
      <text:p text:style-name="P2"><text:span text:style-name="T3"><text:tab/><text:tab/><text:tab/><text:tab/><text:tab/></text:span></text:p>
      <text:p text:style-name="P2"><text:span text:style-name="T3"><text:s/>0013 <text:s/>B8 4C00<text:tab/><text:tab/><text:tab/>fini: <text:s text:c="2"/>mov<text:tab/>ax,4c00h</text:span></text:p>
      <text:p text:style-name="P2"><text:span text:style-name="T3"><text:s/>0016 <text:s/>CD 21<text:tab/><text:tab/><text:tab/> <text:s text:c="7"/>int<text:tab/>21h</text:span></text:p>
      <text:p text:style-name="P2"><text:span text:style-name="T3"/></text:p>
      <text:p text:style-name="P2"><text:span text:style-name="T3"><text:s/>0018<text:tab/><text:tab/><text:tab/><text:tab/>main <text:s text:c="3"/>ENDP</text:span></text:p>
      <text:p text:style-name="P2"><text:span text:style-name="T3"><text:s/>0018<text:tab/><text:tab/><text:tab/><text:tab/>code <text:s text:c="3"/>ENDS</text:span></text:p>
      <text:p text:style-name="P2"><text:span text:style-name="T3"/></text:p>
      <text:p text:style-name="P2"><text:span text:style-name="T3"><text:tab/><text:tab/><text:tab/><text:tab/> <text:s text:c="7"/>END <text:s/></text:span></text:p>
      <text:p text:style-name="P2"><text:span text:style-name="T3"/></text:p>
      <text:p text:style-name="P2"><text:span text:style-name="T3">Tracing the Register's:</text:span></text:p>
      <text:p text:style-name="P2"><text:span text:style-name="T3"/></text:p>
      <text:p text:style-name="P2"><text:span text:style-name="T3">C:\MASM&gt;debug mylab1b.exe</text:span></text:p>
      <text:p text:style-name="P2"><text:span text:style-name="T3">-t</text:span></text:p>
      <text:p text:style-name="P2"><text:span text:style-name="T3"/></text:p>
      <text:p text:style-name="P2"><text:span text:style-name="T3">AX=0001 <text:s/>BX=0000 <text:s/>CX=0018 <text:s/>DX=0000 <text:s/>SP=0000 <text:s/>BP=0000 <text:s/>SI=0000 <text:s/>DI=0000 <text:s/></text:span></text:p>
      <text:p text:style-name="P2"><text:span text:style-name="T3">DS=0E2B <text:s/>ES=0E2B <text:s/>SS=0E3B <text:s/>CS=0E3B <text:s/>IP=0003 <text:s text:c="2"/>NV UP EI PL NZ NA PO NC </text:span></text:p>
      <text:p text:style-name="P2"><text:span text:style-name="T3">0E3B:0003 83C006 <text:s text:c="7"/>ADD <text:s text:c="4"/>AX,+06 <text:s text:c="28"/></text:span></text:p>
      <text:p text:style-name="P2"><text:soft-page-break/><text:span text:style-name="T3">-t</text:span></text:p>
      <text:p text:style-name="P2"><text:span text:style-name="T3"/></text:p>
      <text:p text:style-name="P2"><text:span text:style-name="T3">AX=0007 <text:s/>BX=0000 <text:s/>CX=0018 <text:s/>DX=0000 <text:s/>SP=0000 <text:s/>BP=0000 <text:s/>SI=0000 <text:s/>DI=0000 <text:s/></text:span></text:p>
      <text:p text:style-name="P2"><text:span text:style-name="T3">DS=0E2B <text:s/>ES=0E2B <text:s/>SS=0E3B <text:s/>CS=0E3B <text:s/>IP=0006 <text:s text:c="2"/>NV UP EI PL NZ NA PO NC </text:span></text:p>
      <text:p text:style-name="P2"><text:span text:style-name="T3">0E3B:0006 BB0200 <text:s text:c="7"/>MOV <text:s text:c="4"/>BX,0002 <text:s text:c="27"/></text:span></text:p>
      <text:p text:style-name="P2"><text:span text:style-name="T3">-t</text:span></text:p>
      <text:p text:style-name="P2"><text:span text:style-name="T3"/></text:p>
      <text:p text:style-name="P2"><text:span text:style-name="T3">AX=0007 <text:s/>BX=0002 <text:s/>CX=0018 <text:s/>DX=0000 <text:s/>SP=0000 <text:s/>BP=0000 <text:s/>SI=0000 <text:s/>DI=0000 <text:s/></text:span></text:p>
      <text:p text:style-name="P2"><text:span text:style-name="T3">DS=0E2B <text:s/>ES=0E2B <text:s/>SS=0E3B <text:s/>CS=0E3B <text:s/>IP=0009 <text:s text:c="2"/>NV UP EI PL NZ NA PO NC </text:span></text:p>
      <text:p text:style-name="P2"><text:span text:style-name="T3">0E3B:0009 03D8 <text:s text:c="9"/>ADD <text:s text:c="4"/>BX,AX <text:s text:c="29"/></text:span></text:p>
      <text:p text:style-name="P2"><text:span text:style-name="T3">-t</text:span></text:p>
      <text:p text:style-name="P2"><text:span text:style-name="T3"/></text:p>
      <text:p text:style-name="P2"><text:span text:style-name="T3">AX=0007 <text:s/>BX=0009 <text:s/>CX=0018 <text:s/>DX=0000 <text:s/>SP=0000 <text:s/>BP=0000 <text:s/>SI=0000 <text:s/>DI=0000 <text:s/></text:span></text:p>
      <text:p text:style-name="P2"><text:span text:style-name="T3">DS=0E2B <text:s/>ES=0E2B <text:s/>SS=0E3B <text:s/>CS=0E3B <text:s/>IP=000B <text:s text:c="2"/>NV UP EI PL NZ NA PE NC </text:span></text:p>
      <text:p text:style-name="P2"><text:span text:style-name="T3">0E3B:000B B90400 <text:s text:c="7"/>MOV <text:s text:c="4"/>CX,0004 <text:s text:c="27"/></text:span></text:p>
      <text:p text:style-name="P2"><text:span text:style-name="T3">-t</text:span></text:p>
      <text:p text:style-name="P2"><text:span text:style-name="T3"/></text:p>
      <text:p text:style-name="P2"><text:span text:style-name="T3">AX=0007 <text:s/>BX=0009 <text:s/>CX=0004 <text:s/>DX=0000 <text:s/>SP=0000 <text:s/>BP=0000 <text:s/>SI=0000 <text:s/>DI=0000 <text:s/></text:span></text:p>
      <text:p text:style-name="P2"><text:span text:style-name="T3">DS=0E2B <text:s/>ES=0E2B <text:s/>SS=0E3B <text:s/>CS=0E3B <text:s/>IP=000E <text:s text:c="2"/>NV UP EI PL NZ NA PE NC </text:span></text:p>
      <text:p text:style-name="P2"><text:span text:style-name="T3">0E3B:000E BA0800 <text:s text:c="7"/>MOV <text:s text:c="4"/>DX,0008 <text:s text:c="27"/></text:span></text:p>
      <text:p text:style-name="P2"><text:span text:style-name="T3">-t</text:span></text:p>
      <text:p text:style-name="P2"><text:span text:style-name="T3"/></text:p>
      <text:p text:style-name="P2"><text:span text:style-name="T3">AX=0007 <text:s/>BX=0009 <text:s/>CX=0004 <text:s/>DX=0008 <text:s/>SP=0000 <text:s/>BP=0000 <text:s/>SI=0000 <text:s/>DI=0000 <text:s/></text:span></text:p>
      <text:p text:style-name="P2"><text:span text:style-name="T3">DS=0E2B <text:s/>ES=0E2B <text:s/>SS=0E3B <text:s/>CS=0E3B <text:s/>IP=0011 <text:s text:c="2"/>NV UP EI PL NZ NA PE NC </text:span></text:p>
      <text:p text:style-name="P2"><text:span text:style-name="T3">0E3B:0011 03CA <text:s text:c="9"/>ADD <text:s text:c="4"/>CX,DX <text:s text:c="29"/></text:span></text:p>
      <text:p text:style-name="P2"><text:span text:style-name="T3">-t</text:span></text:p>
      <text:p text:style-name="P2"><text:span text:style-name="T3"/></text:p>
      <text:p text:style-name="P2"><text:span text:style-name="T3">AX=0007 <text:s/>BX=0009 <text:s/>CX=000C <text:s/>DX=0008 <text:s/>SP=0000 <text:s/>BP=0000 <text:s/>SI=0000 <text:s/>DI=0000 <text:s/></text:span></text:p>
      <text:p text:style-name="P2"><text:span text:style-name="T3">DS=0E2B <text:s/>ES=0E2B <text:s/>SS=0E3B <text:s/>CS=0E3B <text:s/>IP=0013 <text:s text:c="2"/>NV UP EI PL NZ NA PE NC </text:span></text:p>
      <text:p text:style-name="P2"><text:span text:style-name="T3">0E3B:0013 B8004C <text:s text:c="7"/>MOV <text:s text:c="4"/>AX,4C00 <text:s text:c="27"/></text:span></text:p>
      <text:p text:style-name="P2"><text:span text:style-name="T3">-t</text:span></text:p>
      <text:p text:style-name="P2"><text:span text:style-name="T3"/></text:p>
      <text:p text:style-name="P2"><text:span text:style-name="T3">AX=4C00 <text:s/>BX=0009 <text:s/>CX=000C <text:s/>DX=0008 <text:s/>SP=0000 <text:s/>BP=0000 <text:s/>SI=0000 <text:s/>DI=0000 <text:s/></text:span></text:p>
      <text:p text:style-name="P2"><text:span text:style-name="T3">DS=0E2B <text:s/>ES=0E2B <text:s/>SS=0E3B <text:s/>CS=0E3B <text:s/>IP=0016 <text:s text:c="2"/>NV UP EI PL NZ NA PE NC </text:span></text:p>
      <text:p text:style-name="P2"><text:span text:style-name="T3">0E3B:0016 CD21 <text:s text:c="9"/>INT <text:s text:c="4"/>21 <text:s text:c="32"/></text:span></text:p>
      <text:p text:style-name="P2"><text:span text:style-name="T3">-q</text:span></text:p>
      <text:p text:style-name="P2"><text:span text:style-name="T3"/></text:p>
      <text:p text:style-name="P2"><text:span text:style-name="T3">Predicted register values:</text:span></text:p>
      <text:p text:style-name="P2"><text:span text:style-name="T3"/></text:p>
      <text:p text:style-name="P2"><text:span text:style-name="T3">AX: 4C00</text:span></text:p>
      <text:p text:style-name="P2"><text:span text:style-name="T3">BX: 09</text:span></text:p>
      <text:p text:style-name="P2"><text:span text:style-name="T3">CX: 04</text:span></text:p>
      <text:p text:style-name="P2"><text:span text:style-name="T3">DX: 0C</text:span></text:p>
      <text:p text:style-name="P2"><text:span text:style-name="T3"/></text:p>
      <text:p text:style-name="P2"><text:span text:style-name="T3"/></text:p>
      <text:p text:style-name="P2"><text:span text:style-name="T3">Actual register values were:</text:span></text:p>
      <text:p text:style-name="P2"><text:span text:style-name="T3"/></text:p>
      <text:p text:style-name="P2"><text:span text:style-name="T3">AX: 4C00</text:span></text:p>
      <text:p text:style-name="P2"><text:span text:style-name="T3">BX: 09</text:span></text:p>
      <text:p text:style-name="P2"><text:soft-page-break/><text:span text:style-name="T3">CX: 0C</text:span></text:p>
      <text:p text:style-name="P2"><text:span text:style-name="T3">DX: 08</text:span></text:p>
      <text:p text:style-name="P2"><text:span text:style-name="T3"/></text:p>
      <text:p text:style-name="P2"><text:span text:style-name="T3"/></text:p>
      <text:p text:style-name="P2">5. Conclusion</text:p>
      <text:p text:style-name="P1"/>
      <text:p text:style-name="P1">The objectives of the experiment were successfully completed and perfectly understood. In addition of completing the objectives, learning how to read more fluently the output files (.asm, .lst and tcap) was also achieved. One mistake was done while performing the last part in predicting the register values were it was forgotten to ADD and not MOV the values in CX and DX registers which taught to pay better attention details.</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creator>Calvin Ference</dc:creator>
    <dc:date>2008-09-13T15:28:49</dc:date>
    <meta:editing-cycles>15</meta:editing-cycles>
    <meta:editing-duration>PT1H9M15S</meta:editing-duration>
    <meta:user-defined meta:name="Info 1"/>
    <meta:user-defined meta:name="Info 2"/>
    <meta:user-defined meta:name="Info 3"/>
    <meta:user-defined meta:name="Info 4"/>
    <meta:document-statistic meta:table-count="0" meta:image-count="0" meta:object-count="0" meta:page-count="7" meta:paragraph-count="192" meta:word-count="1489" meta:character-count="7938"/>
  </office:meta>
</office:document-meta>
</file>